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Noto Sans', 'Noto Sans JP', 'Noto Sans KR', 'Noto Naskh Arabic', 'Noto Sans Thai', 'Noto Sans Hebrew', 'Noto Sans Bengali',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rsid="0011cab1" officeooo:paragraph-rsid="0011cab1"/>
    </style:style>
    <style:style style:name="P2" style:family="paragraph" style:parent-style-name="Text_20_body">
      <style:text-properties officeooo:rsid="0015a780" officeooo:paragraph-rsid="0015a780"/>
    </style:style>
    <style:style style:name="P3" style:family="paragraph" style:parent-style-name="Text_20_body" style:list-style-name="L2"/>
    <style:style style:name="P4" style:family="paragraph" style:parent-style-name="Text_20_body">
      <style:text-properties officeooo:rsid="00282549" officeooo:paragraph-rsid="00282549"/>
    </style:style>
    <style:style style:name="P5" style:family="paragraph" style:parent-style-name="Text_20_body" style:list-style-name="L3">
      <style:text-properties officeooo:rsid="00282549" officeooo:paragraph-rsid="00282549"/>
    </style:style>
    <style:style style:name="P6" style:family="paragraph" style:parent-style-name="Text_20_body" style:list-style-name="L4">
      <style:text-properties officeooo:rsid="00282549" officeooo:paragraph-rsid="00282549"/>
    </style:style>
    <style:style style:name="T1" style:family="text">
      <style:text-properties officeooo:rsid="00195d7b"/>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L Task Implementation</text:h>
      <text:list xml:id="list972729230" text:style-name="L1">
        <text:list-item>
          <text:p text:style-name="P1">Data Preprocessing</text:p>
        </text:list-item>
        <text:list-item>
          <text:p text:style-name="P1">Feature Selection</text:p>
          <text:list>
            <text:list-item>
              <text:p text:style-name="P1">Feature importance using XGBoost</text:p>
            </text:list-item>
          </text:list>
        </text:list-item>
        <text:list-item>
          <text:p text:style-name="P1">Feature Encoding</text:p>
          <text:list>
            <text:list-item>
              <text:p text:style-name="P1">One hot Encoding</text:p>
            </text:list-item>
            <text:list-item>
              <text:p text:style-name="P1">Label Encoding</text:p>
            </text:list-item>
          </text:list>
        </text:list-item>
        <text:list-item>
          <text:p text:style-name="P1">Handling missing values</text:p>
        </text:list-item>
        <text:list-item>
          <text:p text:style-name="P1">Model Selection/Training</text:p>
        </text:list-item>
        <text:list-item>
          <text:p text:style-name="P1">Classification report</text:p>
        </text:list-item>
      </text:list>
      <text:h text:style-name="Heading_20_1" text:outline-level="1"><text:a xlink:type="simple" xlink:href="https://developers.google.com/machine-learning/crash-course/feature-crosses/video-lecture" text:style-name="Internet_20_link" text:visited-style-name="Visited_20_Internet_20_Link">Feature Crosses</text:a></text:h>
      <text:p text:style-name="P2">Synthetic features formed by multiplying (crossing) two or more features. Crossing combinations of features can provide predictive abilities beyond what those features can provide individually.</text:p>
      <text:h text:style-name="Heading_20_2" text:outline-level="2"><text:a xlink:type="simple" xlink:href="https://developers.google.com/machine-learning/crash-course/feature-crosses/encoding-nonlinearity" text:style-name="Internet_20_link" text:visited-style-name="Visited_20_Internet_20_Link">Feature Crosses: Encoding Nonlinearity</text:a></text:h>
      <text:p text:style-name="Text_20_body"><text:span text:style-name="T1">F</text:span>eature cross is a synthetic feature that encodes nonlinearity in the feature space by multiplying two or more input features together. </text:p>
      <text:h text:style-name="Heading_20_3" text:outline-level="3">Kinds of feature crosses</text:h>
      <text:list xml:id="list1131061620" text:style-name="L2">
        <text:list-item>
          <text:p text:style-name="P3">[A X B]: a feature cross formed by multiplying the values of two features.</text:p>
        </text:list-item>
        <text:list-item>
          <text:p text:style-name="P3">[A x B x C x D x E]: a feature cross formed by multiplying the values of five features.</text:p>
        </text:list-item>
        <text:list-item>
          <text:p text:style-name="P3">[A x A]: a feature cross formed by squaring a single feature.</text:p>
        </text:list-item>
      </text:list>
      <text:h text:style-name="Heading_20_3" text:outline-level="3"><text:a xlink:type="simple" xlink:href="https://developers.google.com/machine-learning/crash-course/feature-crosses/crossing-one-hot-vectors" text:style-name="Internet_20_link" text:visited-style-name="Visited_20_Internet_20_Link">Feature Crosses: Crossing One-Hot Vectors</text:a></text:h>
      <text:p text:style-name="Text_20_body">In practice, machine learning models seldom cross continuous features. A one hot encoding is a representation of categorical variables as binary vectors<text:tab/>. Using feature crosses on massive data sets is one efficient strategy for learning highly complex models.</text:p>
      <text:h text:style-name="Heading_20_1" text:outline-level="1"><text:a xlink:type="simple" xlink:href="https://developers.google.com/machine-learning/crash-course/regularization-for-simplicity/video-lecture" text:style-name="Internet_20_link" text:visited-style-name="Visited_20_Internet_20_Link">Regularization</text:a></text:h>
      <text:p text:style-name="Text_20_body">A regression model that uses L1 regularization technique is called <text:span text:style-name="T2">Lasso Regression </text:span>and model which uses L2 is called <text:span text:style-name="T2">Ridge Regression</text:span>.</text:p>
      <text:p text:style-name="P4">To minimize error on Validation data</text:p>
      <text:list xml:id="list926326712" text:style-name="L3">
        <text:list-item>
          <text:p text:style-name="P5">Early Stopping</text:p>
        </text:list-item>
        <text:list-item>
          <text:p text:style-name="P5">Penalization of model complexity</text:p>
        </text:list-item>
      </text:list>
      <text:p text:style-name="P4">In other words, instead of simply aiming to minimize loss (<text:span text:style-name="T2">empirical risk minimization</text:span>)</text:p>
      <text:p text:style-name="P4">we'll now minimize loss+complexity, which is called <text:span text:style-name="T2">structural risk minimization</text:span></text:p>
      <text:h text:style-name="Heading_20_2" text:outline-level="2"><text:soft-page-break/>L2 Regularization</text:h>
      <text:p text:style-name="P4">Sum of the squared weights</text:p>
      <text:p text:style-name="P4">Performing L2 regularization has the following effect on a model</text:p>
      <text:list xml:id="list2181845252" text:style-name="L4">
        <text:list-item>
          <text:p text:style-name="P6">Encourages weight values toward 0 (but not exactly 0)</text:p>
        </text:list-item>
        <text:list-item>
          <text:p text:style-name="P6">Encourages the mean of the weights toward 0, with a normal (bell-shaped or Gaussian) distribution.</text:p>
        </text:list-item>
        <text:list-item>
          <text:p text:style-name="P6">If your lambda value is too high, your model will be simple, but you run the risk of underfitting your data. Your model won't learn enough about the training data to make useful predictions.</text:p>
        </text:list-item>
        <text:list-item>
          <text:p text:style-name="P6">If your lambda value is too low, your model will be more complex, and you run the risk of overfitting your data. Your model will learn too much about the particularities of the training data, and won't be able to generalize to new da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Noto Sans', 'Noto Sans JP', 'Noto Sans KR', 'Noto Naskh Arabic', 'Noto Sans Thai', 'Noto Sans Hebrew', 'Noto Sans Bengali',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1T18:34:40.924869136</meta:creation-date>
    <dc:date>2020-06-11T20:19:38.890556410</dc:date>
    <meta:editing-duration>PT1H23M12S</meta:editing-duration>
    <meta:editing-cycles>10</meta:editing-cycles>
    <meta:generator>LibreOffice/6.4.2.2$Linux_X86_64 LibreOffice_project/40$Build-2</meta:generator>
    <meta:document-statistic meta:table-count="0" meta:image-count="0" meta:object-count="0" meta:page-count="2" meta:paragraph-count="34" meta:word-count="365" meta:character-count="2231" meta:non-whitespace-character-count="1917"/>
  </office:meta>
</office:document-meta>
</file>